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6.299cm"/>
    </style:style>
    <style:style style:name="co2" style:family="table-column">
      <style:table-column-properties fo:break-before="auto" style:column-width="6.38cm"/>
    </style:style>
    <style:style style:name="co3" style:family="table-column">
      <style:table-column-properties fo:break-before="auto" style:column-width="5.808cm"/>
    </style:style>
    <style:style style:name="co4" style:family="table-column">
      <style:table-column-properties fo:break-before="auto" style:column-width="4.665cm"/>
    </style:style>
    <style:style style:name="co5" style:family="table-column">
      <style:table-column-properties fo:break-before="auto" style:column-width="4.228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6.054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3.866cm"/>
    </style:style>
    <style:style style:name="co11" style:family="table-column">
      <style:table-column-properties fo:break-before="auto" style:column-width="2.731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1.995cm"/>
    </style:style>
    <style:style style:name="co14" style:family="table-column">
      <style:table-column-properties fo:break-before="auto" style:column-width="3.411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3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=[.$A2]" style:apply-style-name="Footnote" style:base-cell-address="Sheet1.B2"/>
      <style:map style:condition="is-true-formula(ISNA(MATCH([.B2];[.$A$2:.$A$39];0)))" style:apply-style-name="Bad" style:base-cell-address="Sheet1.B2"/>
      <style:map style:condition="cell-content()=&quot;###&quot;" style:apply-style-name="Footnote" style:base-cell-address="Sheet1.B2"/>
    </style:style>
    <style:style style:name="ce3" style:family="table-cell" style:parent-style-name="Default">
      <style:text-properties style:text-underline-style="solid" style:text-underline-width="auto" style:text-underline-color="font-color"/>
      <style:map style:condition="cell-content()=[.$A2]" style:apply-style-name="Footnote" style:base-cell-address="Sheet1.B2"/>
      <style:map style:condition="is-true-formula(ISNA(MATCH([.B2];[.$A$2:.$A$39];0)))" style:apply-style-name="Bad" style:base-cell-address="Sheet1.B2"/>
      <style:map style:condition="cell-content()=&quot;###&quot;" style:apply-style-name="Footnote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tate\Event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PlugOut</text:p>
          </table:table-cell>
          <table:table-cell office:value-type="string" calcext:value-type="string">
            <text:p>CableIn</text:p>
          </table:table-cell>
          <table:table-cell office:value-type="string" calcext:value-type="string">
            <text:p>CableOut</text:p>
          </table:table-cell>
          <table:table-cell office:value-type="string" calcext:value-type="string">
            <text:p>TagSeen</text:p>
          </table:table-cell>
          <table:table-cell office:value-type="string" calcext:value-type="string">
            <text:p>SameTagSeen</text:p>
          </table:table-cell>
          <table:table-cell office:value-type="string" calcext:value-type="string">
            <text:p>AuthSuccess</text:p>
          </table:table-cell>
          <table:table-cell office:value-type="string" calcext:value-type="string">
            <text:p>AuthFail</text:p>
          </table:table-cell>
          <table:table-cell office:value-type="string" calcext:value-type="string">
            <text:p>StartTxnNotAccepted</text:p>
          </table:table-cell>
          <table:table-cell office:value-type="string" calcext:value-type="string">
            <text:p>StopCallback</text:p>
          </table:table-cell>
          <table:table-cell office:value-type="string" calcext:value-type="string">
            <text:p>TagDeadlineElapsed</text:p>
          </table:table-cell>
          <table:table-cell office:value-type="string" calcext:value-type="string">
            <text:p>CableDeadlineElap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LE</text:p>
          </table:table-cell>
          <table:table-cell table:style-name="ce2" office:value-type="string" calcext:value-type="string">
            <text:p>NO_CABLE_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PLUG</text:p>
          </table:table-cell>
          <table:table-cell table:number-columns-repeated="7" table:style-name="ce2" office:value-type="string" calcext:value-type="string">
            <text:p>###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CABLE_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CABLE</text:p>
          </table:table-cell>
          <table:table-cell table:number-columns-repeated="5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NO_CABLE_UNLOCK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_NO_TAG</text:p>
          </table:table-cell>
          <table:table-cell table:style-name="ce2" office:value-type="string" calcext:value-type="string">
            <text:p>AUTH_START</text:p>
          </table:table-cell>
          <table:table-cell table:number-columns-repeated="5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 table:style-name="ce2" office:value-type="string" calcext:value-type="string">
            <text:p>###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_NO_PLUG</text:p>
          </table:table-cell>
          <table:table-cell table:style-name="ce2" office:value-type="string" calcext:value-type="string">
            <text:p>AUTH_START_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PLUG</text:p>
          </table:table-cell>
          <table:table-cell table:style-name="ce2" office:value-type="string" calcext:value-type="string">
            <text:p>IDLE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ID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_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PLUG</text:p>
          </table:table-cell>
          <table:table-cell table:style-name="ce2" office:value-type="string" calcext:value-type="string">
            <text:p>AUTH_START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NO_CABLE_NO_TAG</text:p>
          </table:table-cell>
          <table:table-cell table:style-name="ce2" office:value-type="string" calcext:value-type="string">
            <text:p>NO_CABLE</text:p>
          </table:table-cell>
          <table:table-cell table:style-name="ce2" office:value-type="string" calcext:value-type="string">
            <text:p>NO_CABLE_NO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NO_CABLE_UNLOCK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PLU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NO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 table:style-name="ce2" office:value-type="string" calcext:value-type="string">
            <text:p>###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PLUG</text:p>
          </table:table-cell>
          <table:table-cell table:style-name="ce2" office:value-type="string" calcext:value-type="string">
            <text:p>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number-columns-repeated="5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PLUG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 table:number-columns-repeated="5" table:style-name="ce2" office:value-type="string" calcext:value-type="string">
            <text:p>###</text:p>
          </table:table-cell>
          <table:table-cell table:style-name="ce3" office:value-type="string" calcext:value-type="string">
            <text:p>FINISHING_NO_CABLE_UNLOCKED</text:p>
          </table:table-cell>
          <table:table-cell table:number-columns-repeated="6"/>
        </table:table-row>
        <table:table-row table:style-name="ro1">
          <table:table-cell/>
          <table:table-cell table:style-name="ce2" table:number-columns-repeated="12"/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CHECK_UNLOCK_ON_EV_DISC</text:p>
          </table:table-cell>
          <table:table-cell table:style-name="ce2" office:value-type="string" calcext:value-type="string">
            <text:p>AUTH_STOP</text:p>
          </table:table-cell>
          <table:table-cell table:style-name="ce2" office:value-type="string" calcext:value-type="string">
            <text:p>FINISHING_UNLOCKED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CHECK_STOP_TXN_INVALID_TAG</text:p>
          </table:table-cell>
          <table:table-cell table:style-name="ce2" office:value-type="string" calcext:value-type="string">
            <text:p>FINISHING_NO_SAME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OP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CHECK_UNLOCK_ON_EV_DISC</text:p>
          </table:table-cell>
          <table:table-cell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UNLOCKED</text:p>
          </table:table-cell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CHECK_STOP_TXN_INVALID_TAG</text:p>
          </table:table-cell>
          <table:table-cell table:style-name="ce2" office:value-type="string" calcext:value-type="string">
            <text:p>FINISHING_NO_SAME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6"/>
        </table:table-row>
        <table:table-row table:style-name="ro1">
          <table:table-cell/>
          <table:table-cell table:style-name="ce2" table:number-columns-repeated="12"/>
          <table:table-cell table:number-columns-repeated="6"/>
        </table:table-row>
        <table:table-row table:style-name="ro1">
          <table:table-cell office:value-type="string" calcext:value-type="string">
            <text:p>FINISHING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 table:style-name="ce2" office:value-type="string" calcext:value-type="string">
            <text:p>AUTH_START</text:p>
          </table:table-cell>
          <table:table-cell table:number-columns-repeated="7" table:style-name="ce2" office:value-type="string" calcext:value-type="string">
            <text:p>###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CABLE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CABLE</text:p>
          </table:table-cell>
          <table:table-cell table:number-columns-repeated="7" table:style-name="ce2" office:value-type="string" calcext:value-type="string">
            <text:p>###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CABLE_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 table:number-columns-repeated="6" table:style-name="ce2" office:value-type="string" calcext:value-type="string">
            <text:p>###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SAME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 table:number-columns-repeated="6" table:style-name="ce2" office:value-type="string" calcext:value-type="string">
            <text:p>###</text:p>
          </table:table-cell>
          <table:table-cell table:number-columns-repeated="6"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lugged in</text:p>
          </table:table-cell>
          <table:table-cell office:value-type="string" calcext:value-type="string">
            <text:p>Cable in</text:p>
          </table:table-cell>
          <table:table-cell office:value-type="string" calcext:value-type="string">
            <text:p>Same Tag Avail</text:p>
          </table:table-cell>
          <table:table-cell office:value-type="string" calcext:value-type="string">
            <text:p>Auth in Flight</text:p>
          </table:table-cell>
          <table:table-cell office:value-type="string" calcext:value-type="string">
            <text:p>Authorized</text:p>
          </table:table-cell>
          <table:table-cell office:value-type="string" calcext:value-type="string">
            <text:p>Send on enter (depending on old state)</text:p>
          </table:table-cell>
          <table:table-cell office:value-type="string" calcext:value-type="string">
            <text:p>Connector Locked</text:p>
          </table:table-cell>
          <table:table-cell office:value-type="string" calcext:value-type="string">
            <text:p>Set Tag Deadline</text:p>
          </table:table-cell>
          <table:table-cell office:value-type="string" calcext:value-type="string">
            <text:p>Set Cable Deadline</text:p>
          </table:table-cell>
          <table:table-cell office:value-type="string" calcext:value-type="string">
            <text:p>Clear TXN ID</text:p>
          </table:table-cell>
          <table:table-cell office:value-type="string" calcext:value-type="string">
            <text:p>Deauth = !(Same Tag Avai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9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0] = &quot;Y&quot;;32;0) + IF([.I20] = &quot;Y&quot;;16;0) + IF([.J20] = &quot;Y&quot;;8;0) + IF([.K20] = &quot;Y&quot;;4;0) + IF([.L20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CABLE_NO_TAG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formula="of:=IF([.H21] = &quot;Y&quot;;32;0) + IF([.I21] = &quot;Y&quot;;16;0) + IF([.J21] = &quot;Y&quot;;8;0) + IF([.K21] = &quot;Y&quot;;4;0) + IF([.L21] = &quot;Y&quot;;2;0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TAG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2] = &quot;Y&quot;;32;0) + IF([.I22] = &quot;Y&quot;;16;0) + IF([.J22] = &quot;Y&quot;;8;0) + IF([.K22] = &quot;Y&quot;;4;0) + IF([.L22] = &quot;Y&quot;;2;0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_NO_PLUG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3] = &quot;Y&quot;;32;0) + IF([.I23] = &quot;Y&quot;;16;0) + IF([.J23] = &quot;Y&quot;;8;0) + IF([.K23] = &quot;Y&quot;;4;0) + IF([.L23] = &quot;Y&quot;;2;0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_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4] = &quot;Y&quot;;32;0) + IF([.I24] = &quot;Y&quot;;16;0) + IF([.J24] = &quot;Y&quot;;8;0) + IF([.K24] = &quot;Y&quot;;4;0) + IF([.L24] = &quot;Y&quot;;2;0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5] = &quot;Y&quot;;32;0) + IF([.I25] = &quot;Y&quot;;16;0) + IF([.J25] = &quot;Y&quot;;8;0) + IF([.K25] = &quot;Y&quot;;4;0) + IF([.L25] = &quot;Y&quot;;2;0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PLUG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6] = &quot;Y&quot;;32;0) + IF([.I26] = &quot;Y&quot;;16;0) + IF([.J26] = &quot;Y&quot;;8;0) + IF([.K26] = &quot;Y&quot;;4;0) + IF([.L26] = &quot;Y&quot;;2;0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7] = &quot;Y&quot;;32;0) + IF([.I27] = &quot;Y&quot;;16;0) + IF([.J27] = &quot;Y&quot;;8;0) + IF([.K27] = &quot;Y&quot;;4;0) + IF([.L27] = &quot;Y&quot;;2;0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IF([.H28] = &quot;Y&quot;;32;0) + IF([.I28] = &quot;Y&quot;;16;0) + IF([.J28] = &quot;Y&quot;;8;0) + IF([.K28] = &quot;Y&quot;;4;0) + IF([.L28] = &quot;Y&quot;;2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(StartTxn)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29] = &quot;Y&quot;;32;0) + IF([.I29] = &quot;Y&quot;;16;0) + IF([.J29] = &quot;Y&quot;;8;0) + IF([.K29] = &quot;Y&quot;;4;0) + IF([.L29] = &quot;Y&quot;;2;0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OP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0] = &quot;Y&quot;;32;0) + IF([.I30] = &quot;Y&quot;;16;0) + IF([.J30] = &quot;Y&quot;;8;0) + IF([.K30] = &quot;Y&quot;;4;0) + IF([.L30] = &quot;Y&quot;;2;0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IF([.H31] = &quot;Y&quot;;32;0) + IF([.I31] = &quot;Y&quot;;16;0) + IF([.J31] = &quot;Y&quot;;8;0) + IF([.K31] = &quot;Y&quot;;4;0) + IF([.L31] = &quot;Y&quot;;2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UNLOCK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2] = &quot;Y&quot;;32;0) + IF([.I32] = &quot;Y&quot;;16;0) + IF([.J32] = &quot;Y&quot;;8;0) + IF([.K32] = &quot;Y&quot;;4;0) + IF([.L32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CABLE_UNLOCKED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3] = &quot;Y&quot;;32;0) + IF([.I33] = &quot;Y&quot;;16;0) + IF([.J33] = &quot;Y&quot;;8;0) + IF([.K33] = &quot;Y&quot;;4;0) + IF([.L33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CABLE_LOCK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4] = &quot;Y&quot;;32;0) + IF([.I34] = &quot;Y&quot;;16;0) + IF([.J34] = &quot;Y&quot;;8;0) + IF([.K34] = &quot;Y&quot;;4;0) + IF([.L34] = &quot;Y&quot;;2;0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SAME_TAG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 Deauth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5] = &quot;Y&quot;;32;0) + IF([.I35] = &quot;Y&quot;;16;0) + IF([.J35] = &quot;Y&quot;;8;0) + IF([.K35] = &quot;Y&quot;;4;0) + IF([.L35] = &quot;Y&quot;;2;0)" office:value-type="float" office:value="36" calcext:value-type="float">
            <text:p>36</text:p>
          </table:table-cell>
          <table:table-cell table:number-columns-repeated="6"/>
        </table:table-row>
        <table:table-row table:style-name="ro3">
          <table:table-cell table:number-columns-repeated="19"/>
        </table:table-row>
        <table:table-row table:style-name="ro1">
          <table:table-cell office:value-type="string" calcext:value-type="string">
            <text:p>###</text:p>
          </table:table-cell>
          <table:table-cell office:value-type="string" calcext:value-type="string">
            <text:p>ConfigToChec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_STOP_TXN_INVALID_TAG</text:p>
          </table:table-cell>
          <table:table-cell office:value-type="string" calcext:value-type="string">
            <text:p>StopTransactionOnInvalidId</text:p>
          </table:table-cell>
          <table:table-cell office:value-type="string" calcext:value-type="string">
            <text:p>FINISHING_NO_SAME_TAG</text:p>
          </table:table-cell>
          <table:table-cell office:value-type="string" calcext:value-type="string">
            <text:p>TRANSACTION (set invalid id flag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_UNLOCK_ON_EV_DISC</text:p>
          </table:table-cell>
          <table:table-cell office:value-type="string" calcext:value-type="string">
            <text:p>UnlockConnectorOnEvSideDisconnect</text:p>
          </table:table-cell>
          <table:table-cell office:value-type="string" calcext:value-type="string">
            <text:p>FINISHING_NO_CABLE_UNLOCKED</text:p>
          </table:table-cell>
          <table:table-cell office:value-type="string" calcext:value-type="string">
            <text:p>FINISHING_NO_CABLE_LOCKED</text:p>
          </table:table-cell>
          <table:table-cell table:number-columns-repeated="15"/>
        </table:table-row>
        <calcext:conditional-formats>
          <calcext:conditional-format calcext:target-range-address="Sheet1.B2:Sheet1.M17">
            <calcext:condition calcext:apply-style-name="Footnote" calcext:value="=[.$A2]" calcext:base-cell-address="Sheet1.B2"/>
            <calcext:condition calcext:apply-style-name="Bad" calcext:value="formula-is(ISNA(MATCH([.B2];[.$A$2:.$A$39];0)))" calcext:base-cell-address="Sheet1.B2"/>
            <calcext:condition calcext:apply-style-name="Footnote" calcext:value="=&quot;###&quot;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10:27:44.121290848</meta:creation-date>
    <dc:date>2022-07-11T16:20:49.807355350</dc:date>
    <meta:editing-duration>PT10H6M34S</meta:editing-duration>
    <meta:editing-cycles>11</meta:editing-cycles>
    <meta:generator>LibreOffice/7.3.4.2$Linux_X86_64 LibreOffice_project/30$Build-2</meta:generator>
    <meta:document-statistic meta:table-count="1" meta:cell-count="402" meta:object-count="0"/>
  </office:meta>
</office:document-meta>
</file>